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MMono10" svg:font-family="LMMono10" style:font-pitch="fixed"/>
    <style:font-face style:name="LMRoman10" svg:font-family="LMRoman10" style:font-pitch="variable"/>
    <style:font-face style:name="LMRomanCaps10" svg:font-family="LMRomanCaps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MRomanCaps10" fo:font-size="22pt" style:font-size-asian="22pt" style:font-size-complex="22pt"/>
    </style:style>
    <style:style style:name="P2" style:family="paragraph" style:parent-style-name="Standard">
      <style:text-properties style:font-name="LMRomanCaps10" fo:font-size="18pt" style:font-size-asian="18pt" style:font-size-complex="18pt"/>
    </style:style>
    <style:style style:name="P3" style:family="paragraph" style:parent-style-name="Standard">
      <style:text-properties style:font-name="LMMono10" fo:font-size="18pt" style:font-size-asian="18pt" style:font-size-complex="18pt"/>
    </style:style>
    <style:style style:name="P4" style:family="paragraph" style:parent-style-name="Standard">
      <style:text-properties style:font-name="LMRoman10" fo:font-size="18pt" style:font-size-asian="18pt" style:font-size-complex="18pt"/>
    </style:style>
    <style:style style:name="P5" style:family="paragraph" style:parent-style-name="Standard">
      <style:text-properties style:font-name="LMRoman10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Positive Manifesto</text:p>
      <text:p text:style-name="P4">Roger Bishop Jones</text:p>
      <text:p text:style-name="P3"/>
      <text:p text:style-name="P2">Preface</text:p>
      <text:p text:style-name="P4"/>
      <text:p text:style-name="P5">In 1929 four members of “The Vienna Circle”, wrote a document entitled “The Scientific Conception of the World: The Vienna Circle”, which became known as <text:span text:style-name="T1">The Manifesto </text:span><text:span text:style-name="T2">of the Vienna Circle</text:span>. <text:s/>Th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MMono10" svg:font-family="LMMono10" style:font-pitch="fixed"/>
    <style:font-face style:name="LMRoman10" svg:font-family="LMRoman10" style:font-pitch="variable"/>
    <style:font-face style:name="LMRomanCaps10" svg:font-family="LMRomanCaps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10:56:40</meta:creation-date>
    <meta:editing-duration>PT9H55M4S</meta:editing-duration>
    <meta:editing-cycles>2</meta:editing-cycles>
    <meta:generator>LibreOffice/3.5$Linux_x86 LibreOffice_project/350m1$Build-2</meta:generator>
    <meta:initial-creator>Roger Jones</meta:initial-creator>
    <dc:date>2013-05-15T21:04:25</dc:date>
    <dc:creator>Roger Jones</dc:creator>
    <meta:document-statistic meta:table-count="0" meta:image-count="0" meta:object-count="0" meta:page-count="1" meta:paragraph-count="4" meta:word-count="39" meta:character-count="240" meta:non-whitespace-character-count="204"/>
  </office:meta>
</office:document-meta>
</file>